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family="Arial" style:font-style-name="Normale" style:font-family-generic="swiss" style:font-pitch="variable" style:font-family-asian="Arial" style:font-style-name-asian="Normale" style:font-family-generic-asian="swiss" style:font-pitch-asian="variable" style:font-family-complex="Arial" style:font-style-name-complex="Normale" style:font-family-generic-complex="swiss" style:font-pitch-complex="variabl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2cm" svg:height="2cm" svg:x="9.2cm" svg:y="3.3cm">
          <text:p text:style-name="P1"><text:span text:style-name="T1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cm" svg:height="2cm" svg:x="12.1cm" svg:y="6.3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cm" svg:height="2cm" svg:x="5.8cm" svg:y="6.3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2cm" svg:height="2cm" svg:x="15.3cm" svg:y="9.7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.5cm" svg:y="9.5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2cm" svg:height="2cm" svg:x="9.1cm" svg:y="16.3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2cm" svg:height="2cm" svg:x="12.2cm" svg:y="13.1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2cm" svg:height="2cm" svg:x="2.5cm" svg:y="9.5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906cm" svg:y1="5.006cm" svg:x2="12.392cm" svg:y2="6.592cm" draw:start-shape="id1" draw:start-glue-point="9" draw:end-shape="id2" draw:end-glue-point="5" svg:d="m10906 5006 1486 1586">
          <text:p/>
        </draw:connector>
        <draw:connector draw:style-name="gr3" draw:text-style-name="P1" draw:layer="layout" draw:type="line" svg:x1="9.492cm" svg:y1="5.006cm" svg:x2="7.506cm" svg:y2="6.592cm" draw:start-shape="id1" draw:start-glue-point="7" draw:end-shape="id3" draw:end-glue-point="11" svg:d="m9492 5006-1986 1586">
          <text:p/>
        </draw:connector>
        <draw:connector draw:style-name="gr3" draw:text-style-name="P1" draw:layer="layout" draw:type="line" svg:x1="13.806cm" svg:y1="8.006cm" svg:x2="15.592cm" svg:y2="9.992cm" draw:start-shape="id2" draw:start-glue-point="9" draw:end-shape="id4" draw:end-glue-point="5" svg:d="m13806 8006 1786 1986">
          <text:p/>
        </draw:connector>
        <draw:connector draw:style-name="gr3" draw:text-style-name="P1" draw:layer="layout" draw:type="line" svg:x1="15.592cm" svg:y1="11.406cm" svg:x2="13.906cm" svg:y2="13.392cm" draw:start-shape="id4" draw:start-glue-point="7" draw:end-shape="id5" draw:end-glue-point="11" svg:d="m15592 11406-1686 1986">
          <text:p/>
        </draw:connector>
        <draw:connector draw:style-name="gr3" draw:text-style-name="P1" draw:layer="layout" draw:type="line" svg:x1="12.492cm" svg:y1="14.806cm" svg:x2="10.806cm" svg:y2="16.592cm" draw:start-shape="id5" draw:start-glue-point="7" draw:end-shape="id6" draw:end-glue-point="11" svg:d="m12492 14806-1686 1786">
          <text:p/>
        </draw:connector>
        <draw:connector draw:style-name="gr3" draw:text-style-name="P1" draw:layer="layout" draw:type="line" svg:x1="6.092cm" svg:y1="8.006cm" svg:x2="4.206cm" svg:y2="9.792cm" draw:start-shape="id3" draw:start-glue-point="7" draw:end-shape="id7" draw:end-glue-point="11" svg:d="m6092 8006-1886 1786">
          <text:p/>
        </draw:connector>
        <draw:frame draw:style-name="gr4" draw:text-style-name="P2" draw:id="id8" draw:layer="layout" svg:width="1.5cm" svg:height="1.039cm" svg:x="17.5cm" svg:y="13cm">
          <draw:text-box>
            <text:p text:style-name="P1"><text:span text:style-name="T2">c_pari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17.006cm" svg:y1="11.406cm" svg:x2="18.25cm" svg:y2="13cm" draw:start-shape="id4" draw:start-glue-point="9" draw:end-shape="id8" draw:end-glue-point="0" svg:d="m17006 11406 1244 1594">
          <text:p/>
        </draw:connector>
        <draw:frame draw:style-name="gr4" draw:text-style-name="P2" draw:id="id9" draw:layer="layout" svg:width="2.1cm" svg:height="1.039cm" svg:x="14.9cm" svg:y="16.16cm">
          <draw:text-box>
            <text:p text:style-name="P1"><text:span text:style-name="T2">c_dispari</text:span></text:p>
            <text:p text:style-name="P1"><text:span text:style-name="T2">int</text:span></text:p>
          </draw:text-box>
        </draw:frame>
        <draw:connector draw:style-name="gr5" draw:text-style-name="P1" draw:layer="layout" draw:type="curve" draw:line-skew="0.812cm" svg:x1="19cm" svg:y1="13.519cm" svg:x2="6.799cm" svg:y2="6.3cm" draw:start-shape="id8" draw:start-glue-point="1" draw:end-shape="id3" draw:end-glue-point="4" svg:d="m19000 13519c1969 0 1641-3860-1901-5853s-10300-2117-10300-1366">
          <text:p/>
        </draw:connector>
        <draw:connector draw:style-name="gr5" draw:text-style-name="P1" draw:layer="layout" draw:type="curve" svg:x1="14.9cm" svg:y1="16.679cm" svg:x2="6.799cm" svg:y2="8.3cm" draw:start-shape="id9" draw:start-glue-point="3" draw:end-shape="id3" draw:end-glue-point="8" svg:d="m14900 16679c-5401 0-8101-2793-8101-8379">
          <text:p/>
        </draw:connector>
        <draw:frame draw:style-name="gr4" draw:text-style-name="P2" draw:id="id14" draw:layer="layout" svg:width="3.5cm" svg:height="1.039cm" svg:x="-0.1cm" svg:y="17.071cm">
          <draw:text-box>
            <text:p text:style-name="P1"><text:span text:style-name="T2">::</text:span></text:p>
            <text:p text:style-name="P1"><text:span text:style-name="T2">int * intlist → intlist</text:span></text:p>
          </draw:text-box>
        </draw:frame>
        <draw:frame draw:style-name="gr4" draw:text-style-name="P2" draw:id="id10" draw:layer="layout" svg:width="1.6cm" svg:height="1.039cm" svg:x="4.5cm" svg:y="12.16cm">
          <draw:text-box>
            <text:p text:style-name="P1"><text:span text:style-name="T2">b</text:span></text:p>
            <text:p text:style-name="P1"><text:span text:style-name="T2">intlist</text:span></text:p>
          </draw:text-box>
        </draw:frame>
        <draw:connector draw:style-name="gr5" draw:text-style-name="P1" draw:layer="layout" draw:type="line" svg:x1="4.206cm" svg:y1="11.206cm" svg:x2="5.3cm" svg:y2="12.16cm" draw:start-shape="id7" draw:start-glue-point="9" draw:end-shape="id10" draw:end-glue-point="0" svg:d="m4206 11206 1094 954">
          <text:p/>
        </draw:connector>
        <draw:frame draw:style-name="gr4" draw:text-style-name="P3" draw:layer="layout" svg:width="1.8cm" svg:height="0.645cm" svg:x="4.4cm" svg:y="10.155cm">
          <draw:text-box>
            <text:p><text:span text:style-name="T2">: intlist</text:span></text:p>
          </draw:text-box>
        </draw:frame>
        <draw:frame draw:style-name="gr4" draw:text-style-name="P2" draw:id="id11" draw:layer="layout" svg:width="3cm" svg:height="1.039cm" svg:x="6.9cm" svg:y="19.66cm">
          <draw:text-box>
            <text:p text:style-name="P1"><text:span text:style-name="T2">+</text:span></text:p>
            <text:p text:style-name="P1"><text:span text:style-name="T2">int * int → int</text:span></text:p>
          </draw:text-box>
        </draw:frame>
        <draw:connector draw:style-name="gr5" draw:text-style-name="P1" draw:layer="layout" draw:type="line" svg:x1="9.392cm" svg:y1="18.006cm" svg:x2="8.4cm" svg:y2="19.66cm" draw:start-shape="id6" draw:start-glue-point="7" draw:end-shape="id11" svg:d="m9392 18006-992 1654">
          <text:p/>
        </draw:connector>
        <draw:connector draw:style-name="gr5" draw:text-style-name="P1" draw:layer="layout" draw:type="line" svg:x1="13.906cm" svg:y1="14.806cm" svg:x2="15.9cm" svg:y2="16.16cm" draw:start-shape="id5" draw:start-glue-point="9" svg:d="m13906 14806 1994 1354">
          <text:p/>
        </draw:connector>
        <draw:frame draw:style-name="gr4" draw:text-style-name="P3" draw:layer="layout" svg:width="3cm" svg:height="0.645cm" svg:x="11cm" svg:y="16.96cm">
          <draw:text-box>
            <text:p><text:span text:style-name="T2">: int → int</text:span></text:p>
          </draw:text-box>
        </draw:frame>
        <draw:frame draw:style-name="gr4" draw:text-style-name="P3" draw:layer="layout" svg:width="1.2cm" svg:height="0.645cm" svg:x="11.3cm" svg:y="13.76cm">
          <draw:text-box>
            <text:p><text:span text:style-name="T2">int :</text:span></text:p>
          </draw:text-box>
        </draw:frame>
        <draw:frame draw:style-name="gr4" draw:text-style-name="P3" draw:layer="layout" svg:width="2.9cm" svg:height="0.645cm" svg:x="17.2cm" svg:y="10.3cm">
          <draw:text-box>
            <text:p><text:span text:style-name="T2">: intlist * int * int</text:span></text:p>
          </draw:text-box>
        </draw:frame>
        <draw:frame draw:style-name="gr4" draw:text-style-name="P3" draw:layer="layout" svg:width="3.1cm" svg:height="0.645cm" svg:x="3cm" svg:y="7cm">
          <draw:text-box>
            <text:p><text:span text:style-name="T2">intlist * int * int :</text:span></text:p>
          </draw:text-box>
        </draw:frame>
        <draw:frame draw:style-name="gr4" draw:text-style-name="P3" draw:layer="layout" svg:width="1.3cm" svg:height="0.645cm" svg:x="14.1cm" svg:y="6.9cm">
          <draw:text-box>
            <text:p><text:span text:style-name="T2">: 'b</text:span></text:p>
          </draw:text-box>
        </draw:frame>
        <draw:frame draw:style-name="gr4" draw:text-style-name="P2" draw:id="id12" draw:layer="layout" svg:width="4.4cm" svg:height="1.039cm" svg:x="8.7cm" svg:y="9cm">
          <draw:text-box>
            <text:p text:style-name="P1"><text:span text:style-name="T2">Control</text:span></text:p>
            <text:p text:style-name="P1"><text:span text:style-name="T2">intlist * int * int → 'b</text:span></text:p>
          </draw:text-box>
        </draw:frame>
        <draw:connector draw:style-name="gr5" draw:text-style-name="P1" draw:layer="layout" draw:type="line" svg:x1="12.392cm" svg:y1="8.006cm" svg:x2="10.9cm" svg:y2="9cm" draw:start-shape="id2" draw:start-glue-point="7" draw:end-shape="id12" draw:end-glue-point="0" svg:d="m12392 8006-1492 994">
          <text:p/>
        </draw:connector>
        <draw:frame draw:style-name="gr4" draw:text-style-name="P3" draw:layer="layout" svg:width="3.9cm" svg:height="0.645cm" svg:x="11.1cm" svg:y="3.96cm">
          <draw:text-box>
            <text:p><text:span text:style-name="T2"><text:s/></text:span><text:span text:style-name="T2">: intlist * int * int → 'b</text:span></text:p>
          </draw:text-box>
        </draw:frame>
        <draw:custom-shape draw:style-name="gr1" draw:text-style-name="P1" draw:id="id13" draw:layer="layout" svg:width="2cm" svg:height="2cm" svg:x="0.4cm" svg:y="12.6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92cm" svg:y1="11.206cm" svg:x2="1.399cm" svg:y2="12.6cm" draw:start-shape="id7" draw:start-glue-point="7" draw:end-shape="id13" draw:end-glue-point="4" svg:d="m2792 11206-1393 1394">
          <text:p/>
        </draw:connector>
        <draw:connector draw:style-name="gr5" draw:text-style-name="P1" draw:layer="layout" draw:type="line" svg:x1="1.399cm" svg:y1="14.6cm" svg:x2="1.65cm" svg:y2="17.071cm" draw:start-shape="id13" draw:start-glue-point="8" draw:end-shape="id14" draw:end-glue-point="0" svg:d="m1399 14600 251 2471">
          <text:p/>
        </draw:connector>
        <draw:frame draw:style-name="gr4" draw:text-style-name="P2" draw:id="id15" draw:layer="layout" svg:width="1.1cm" svg:height="1.039cm" svg:x="3cm" svg:y="15.46cm">
          <draw:text-box>
            <text:p text:style-name="P1"><text:span text:style-name="T2">0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2.106cm" svg:y1="14.306cm" svg:x2="3.55cm" svg:y2="15.46cm" draw:start-shape="id13" draw:start-glue-point="9" draw:end-shape="id15" draw:end-glue-point="0" svg:d="m2106 14306 1444 1154">
          <text:p/>
        </draw:connector>
        <draw:frame draw:style-name="gr4" draw:text-style-name="P3" draw:layer="layout" svg:width="3cm" svg:height="0.645cm" svg:x="2.4cm" svg:y="13.3cm">
          <draw:text-box>
            <text:p><text:span text:style-name="T2">: intlist → intlist</text:span></text:p>
          </draw:text-box>
        </draw:frame>
        <draw:connector draw:style-name="gr5" draw:text-style-name="P1" draw:layer="layout" draw:type="curve" svg:x1="6.1cm" svg:y1="12.679cm" svg:x2="15.3cm" svg:y2="10.699cm" draw:start-shape="id10" draw:start-glue-point="1" draw:end-shape="id4" draw:end-glue-point="6" svg:d="m6100 12679c6900 0 2300-1980 9200-1980">
          <text:p/>
        </draw:connector>
        <draw:frame draw:style-name="gr4" draw:text-style-name="P2" draw:id="id16" draw:layer="layout" svg:width="1.5cm" svg:height="1.039cm" svg:x="10.9cm" svg:y="19.66cm">
          <draw:text-box>
            <text:p text:style-name="P1"><text:span text:style-name="T2">1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10.806cm" svg:y1="18.006cm" svg:x2="11.65cm" svg:y2="19.66cm" draw:start-shape="id6" draw:start-glue-point="9" draw:end-shape="id16" draw:end-glue-point="0" svg:d="m10806 18006 844 16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Marco Cinalli</meta:initial-creator>
    <meta:creation-date>2009-05-15T16:13:22.89</meta:creation-date>
    <dc:date>2009-05-29T11:40:56</dc:date>
    <dc:creator>Gian Marco Cinalli</dc:creator>
    <meta:editing-duration>PT00H50M19S</meta:editing-duration>
    <meta:editing-cycles>12</meta:editing-cycles>
    <meta:generator>OpenOffice.org/3.1$Linux OpenOffice.org_project/310m11$Build-9399</meta:generator>
    <meta:document-statistic meta:object-count="43"/>
  </office:meta>
</office:document-meta>
</file>